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officeooo:rsid="001f7248" officeooo:paragraph-rsid="001f7248"/>
    </style:style>
    <style:style style:name="P18" style:family="paragraph" style:parent-style-name="Text_20_body" style:list-style-name="L4">
      <style:text-properties officeooo:rsid="001f9acc" officeooo:paragraph-rsid="001f9acc"/>
    </style:style>
    <style:style style:name="P19" style:family="paragraph" style:parent-style-name="Text_20_body" style:list-style-name="L4">
      <style:text-properties officeooo:rsid="00222912" officeooo:paragraph-rsid="00222912"/>
    </style:style>
    <style:style style:name="P20" style:family="paragraph" style:parent-style-name="Text_20_body" style:list-style-name="L4">
      <style:text-properties officeooo:rsid="00239ae6" officeooo:paragraph-rsid="00239ae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3">Final tile graphics</text:p>
        </text:list-item>
        <text:list-item>
          <text:p text:style-name="P13">Final unit graphics</text:p>
        </text:list-item>
        <text:list-item>
          <text:p text:style-name="P19">Health and movement bars</text:p>
        </text:list-item>
        <text:list-item>
          <text:p text:style-name="P20">New selection graphic</text:p>
        </text:list-item>
        <text:list-item>
          <text:p text:style-name="P20">Different path between what’s happening this turn and what’s happening next turn</text:p>
        </text:list-item>
        <text:list-item>
          <text:p text:style-name="P20">Path display for own units that are not currently selected</text:p>
        </text:list-item>
        <text:list-item>
          <text:p text:style-name="P17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7">Better AI</text:p>
        </text:list-item>
        <text:list-item>
          <text:p text:style-name="P18">Title screen</text:p>
        </text:list-item>
        <text:list-item>
          <text:p text:style-name="P18">Game setup, different difficulty levels</text:p>
        </text:list-item>
        <text:list-item>
          <text:p text:style-name="P17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2:50:44.583000000</dc:date>
    <meta:editing-duration>PT3H20M46S</meta:editing-duration>
    <meta:editing-cycles>1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2" meta:word-count="557" meta:character-count="2936" meta:non-whitespace-character-count="2473"/>
  </office:meta>
</office:document-meta>
</file>